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itTest.isDigitProhibit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itTest.f_isDigit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gitTest.f_isDigitBit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gitTest.test_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gitTest.isDigitBitSet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itTest.f_isDigitR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gitTest.isDigitRange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itTest.f_isDigitSwi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gitTest.f_isDigitProhib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gitTest.isDigitSwitch( char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gitTest.isDigitArray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